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language="es" fo:country="ES" style:text-underline-style="solid" style:text-underline-width="auto" style:text-underline-color="font-color" fo:font-weight="bold" officeooo:rsid="000e66db" officeooo:paragraph-rsid="000e66db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margin-top="0.101cm" fo:margin-bottom="0.101cm" loext:contextual-spacing="false"/>
      <style:text-properties fo:font-size="12pt" fo:language="es" fo:country="ES" style:text-underline-style="none" fo:font-weight="normal" officeooo:rsid="000e66db" officeooo:paragraph-rsid="000e66db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margin-top="0.101cm" fo:margin-bottom="0.101cm" loext:contextual-spacing="false"/>
      <style:text-properties fo:font-size="12pt" fo:language="es" fo:country="ES" style:text-underline-style="none" fo:font-weight="bold" officeooo:rsid="000e66db" officeooo:paragraph-rsid="000e66db" style:font-size-asian="10.5pt" style:font-weight-asian="bold" style:font-size-complex="12pt" style:font-weight-complex="bold"/>
    </style:style>
    <style:style style:name="P4" style:family="paragraph" style:parent-style-name="Standard" style:list-style-name="L1">
      <style:paragraph-properties fo:margin-top="0.101cm" fo:margin-bottom="0.101cm" loext:contextual-spacing="false"/>
      <style:text-properties fo:font-size="12pt" fo:language="es" fo:country="ES" style:text-underline-style="none" fo:font-weight="bold" officeooo:rsid="000fd126" officeooo:paragraph-rsid="000fd126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margin-top="0.101cm" fo:margin-bottom="0.101cm" loext:contextual-spacing="false"/>
      <style:text-properties fo:font-size="12pt" fo:language="es" fo:country="ES" style:text-underline-style="none" fo:font-weight="bold" officeooo:rsid="000fd126" officeooo:paragraph-rsid="000fd126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margin-top="0.101cm" fo:margin-bottom="0.101cm" loext:contextual-spacing="false"/>
      <style:text-properties fo:language="es" fo:country="ES" officeooo:paragraph-rsid="000e66db"/>
    </style:style>
    <style:style style:name="P7" style:family="paragraph" style:parent-style-name="Standard">
      <style:paragraph-properties fo:margin-top="0.101cm" fo:margin-bottom="0.101cm" loext:contextual-spacing="false"/>
      <style:text-properties fo:language="es" fo:country="ES" fo:font-weight="bold" officeooo:paragraph-rsid="000e66db" style:font-weight-asian="bold" style:font-weight-complex="bold"/>
    </style:style>
    <style:style style:name="P8" style:family="paragraph" style:parent-style-name="Standard">
      <style:paragraph-properties fo:margin-top="0.101cm" fo:margin-bottom="0.101cm" loext:contextual-spacing="false"/>
      <style:text-properties fo:language="es" fo:country="ES" fo:font-weight="bold" officeooo:rsid="000fd126" officeooo:paragraph-rsid="000fd126" style:font-weight-asian="bold" style:font-weight-complex="bold"/>
    </style:style>
    <style:style style:name="P9" style:family="paragraph" style:parent-style-name="Standard" style:list-style-name="L1">
      <style:paragraph-properties fo:margin-top="0.101cm" fo:margin-bottom="0.101cm" loext:contextual-spacing="false"/>
      <style:text-properties fo:language="es" fo:country="ES" fo:font-weight="bold" officeooo:rsid="000fd126" officeooo:paragraph-rsid="000fd126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0e9a47" style:font-weight-asian="normal" style:font-weight-complex="normal"/>
    </style:style>
    <style:style style:name="T3" style:family="text">
      <style:text-properties fo:font-weight="normal" officeooo:rsid="0012ee1f" style:font-weight-asian="normal" style:font-weight-complex="normal"/>
    </style:style>
    <style:style style:name="T4" style:family="text">
      <style:text-properties officeooo:rsid="000e9a47"/>
    </style:style>
    <style:style style:name="T5" style:family="text">
      <style:text-properties fo:font-size="12pt" style:text-underline-style="none" fo:font-weight="bold" officeooo:rsid="000e66db" style:font-size-asian="10.5pt" style:font-weight-asian="bold" style:font-size-complex="12pt" style:font-weight-complex="bold"/>
    </style:style>
    <style:style style:name="T6" style:family="text">
      <style:text-properties fo:font-size="12pt" style:text-underline-style="none" fo:font-weight="bold" officeooo:rsid="000e9a47" style:font-size-asian="10.5pt" style:font-weight-asian="bold" style:font-size-complex="12pt" style:font-weight-complex="bold"/>
    </style:style>
    <style:style style:name="T7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officeooo:rsid="000e9a47" style:font-size-asian="10.5pt" style:font-weight-asian="normal" style:font-size-complex="12pt" style:font-weight-complex="normal"/>
    </style:style>
    <style:style style:name="T9" style:family="text">
      <style:text-properties fo:font-size="12pt" style:text-underline-style="none" fo:font-weight="normal" officeooo:rsid="000fd126" style:font-size-asian="10.5pt" style:font-weight-asian="normal" style:font-size-complex="12pt" style:font-weight-complex="normal"/>
    </style:style>
    <style:style style:name="T10" style:family="text">
      <style:text-properties fo:font-size="12pt" style:text-underline-style="none" style:font-size-asian="10.5pt" style:font-size-complex="12pt"/>
    </style:style>
    <style:style style:name="T11" style:family="text">
      <style:text-properties fo:font-size="12pt" style:text-underline-style="none" officeooo:rsid="000e9a47" style:font-size-asian="10.5pt" style:font-size-complex="12pt"/>
    </style:style>
    <style:style style:name="T12" style:family="text">
      <style:text-properties officeooo:rsid="0012ee1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ISITOS BD</text:p>
      <text:p text:style-name="P2">La base de datos que vamos a utilizar deberá contener toda la información sobre las partidas que se vayan jugando, la información de los usuarios, etc. Para ello, las siguientes tablas que crearemos seran:</text:p>
      <text:p text:style-name="P2">- <text:span text:style-name="T1">Juego:</text:span> esta tabla deberá incluir el nº mínimo y máximo de jugadores, la apuesta mínima y máxima, <text:span text:style-name="T4">el nombre del juego y una descripción de las reglas.</text:span></text:p>
      <text:p text:style-name="P3">- <text:span text:style-name="T4">Partida: </text:span><text:span text:style-name="T2">de la partida queremos guardar la apuesta inicial, la hora de inicio y la hora del fin de la partida, las condiciones de victoria, el ganador, el número de jugadores.</text:span></text:p>
      <text:p text:style-name="P8"><text:span text:style-name="T10">-Jugador: </text:span><text:span text:style-name="T7">dependiendo de que modo de juego seleccionemos, habra dos tipos de jugadores:</text:span></text:p>
      <text:list xml:id="list3223563208" text:style-name="L1">
        <text:list-item>
          <text:p text:style-name="P9"><text:span text:style-name="T10">Jugador humano: </text:span><text:span text:style-name="T7">de los jugadores humanos se registrará el nombre de usuario, la contraseña y el email.</text:span></text:p>
        </text:list-item>
        <text:list-item>
          <text:p text:style-name="P4"><text:span text:style-name="T4">Jugador bot:</text:span><text:span text:style-name="T2"> del jugador bot se mostrará el nombre de usuario, que será un nombre predefinido.</text:span></text:p>
        </text:list-item>
      </text:list>
      <text:p text:style-name="P5">- <text:span text:style-name="T12">Puntuación: </text:span><text:span text:style-name="T3">se deberá conocer la puntuación de los jugadores cuando finalice la partida.</text:span></text:p>
      <text:p text:style-name="P6"><text:span text:style-name="T5">- </text:span><text:span text:style-name="T6">Baraja: </text:span><text:span text:style-name="T8">deberemos saber que tipo de baraja se utiliza y las cartas que hay en esta.</text:span></text:p>
      <text:p text:style-name="P7"><text:span text:style-name="T11">-Cartas: </text:span><text:span text:style-name="T8">de las cartas guardaremos el valor real, el valor en el juego y el palo al cual pertenecen.</text:span></text:p>
      <text:p text:style-name="P6"><text:span text:style-name="T6">- Turnos: </text:span><text:span text:style-name="T8">Cada partida tiene un número de turnos, siendo el máximo 30. De los turnos deberemos saber la puntuación de cada jugador al inicio correspondiente turno y la puntuación al final de este, la carta que recibe cada jugador al inicio del turno, el orden en el que actuan los jugadores y la acción que hará cada jugador.</text:span></text:p>
      <text:p text:style-name="P7"><text:span text:style-name="T11">-Acción: </text:span><text:span text:style-name="T8">en esta tabla aparecerá en qué turno se realiza cada acción y que jugador la hace, </text:span><text:span text:style-name="T9">el tipo de acción (pasar o pedir carta) y en caso de pedir carta se debera registrar que carta (o cartas) recibe el jugador.</text:span></text:p>
      <text:p text:style-name="P8"><text:span text:style-name="T7"/></text:p>
      <text:p text:style-name="P8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3T10:31:36.746368186</meta:creation-date>
    <dc:date>2020-12-03T11:28:46.783255278</dc:date>
    <meta:editing-duration>PT5M59S</meta:editing-duration>
    <meta:editing-cycles>1</meta:editing-cycles>
    <meta:document-statistic meta:table-count="0" meta:image-count="0" meta:object-count="0" meta:page-count="1" meta:paragraph-count="12" meta:word-count="294" meta:character-count="1647" meta:non-whitespace-character-count="1367"/>
    <meta:generator>LibreOffice/6.4.5.2$Linux_X86_64 LibreOffice_project/40$Build-2</meta:generator>
  </office:meta>
</office:document-meta>
</file>